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>
      <style:text-properties officeooo:paragraph-rsid="0017d8ae"/>
    </style:style>
    <style:style style:name="P3" style:family="paragraph" style:parent-style-name="Standard" style:master-page-name="Standard">
      <style:paragraph-properties style:page-number="auto"/>
      <style:text-properties officeooo:paragraph-rsid="0017d8ae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fo:background-color="#cfe6ff" loext:char-shading-value="0" style:font-size-asian="9pt"/>
    </style:style>
    <style:style style:name="T4" style:family="text">
      <style:text-properties fo:color="#ff0000" style:font-name="Courier New"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use <text:s text:c="34"/>mus_musculus: 4:118187691 </text:span><text:span text:style-name="T2">CC</text:span><text:span text:style-name="T1">T</text:span><text:span text:style-name="T2">TCC</text:span><text:span text:style-name="T1">CTCCCTTCTTTCCTTCCTTCTTCCTCTTTCTTT</text:span><text:span text:style-name="T2">TTTGTT</text:span><text:span text:style-name="T1"> <text:s text:c="16"/>mus_musculus: 4:118187735</text:span></text:p>
      <text:p text:style-name="Standard"><text:span text:style-name="T1">Chinese hamster CHOK1GS cricetulus_griseus_chok1gshd: scaffold_2:33925906 </text:span><text:span text:style-name="T2">CC</text:span><text:span text:style-name="T1">C</text:span><text:span text:style-name="T2">TCC</text:span><text:span text:style-name="T1">‑‑‑‑‑‑‑‑‑‑‑‑‑‑‑‑‑‑‑‑‑‑‑‑‑‑‑‑‑‑‑‑‑</text:span><text:span text:style-name="T2">TTTGTT</text:span><text:span text:style-name="T1"> cricetulus_griseus_chok1gshd: scaffold_2:33925895</text:span></text:p>
      <text:p text:style-name="P1"/>
      <text:p text:style-name="P2"><text:span text:style-name="T1">Mouse <text:s text:c="34"/>mus_musculus: 4:118187736 </text:span><text:span text:style-name="T2">GTAC</text:span><text:span text:style-name="T1">TG</text:span><text:span text:style-name="T2">GCAA</text:span><text:span text:style-name="T1">C</text:span><text:span text:style-name="T2">TAAA</text:span><text:span text:style-name="T1">T</text:span><text:span text:style-name="T2">CC</text:span><text:span text:style-name="T1">G</text:span><text:span text:style-name="T2">GGG</text:span><text:span text:style-name="T1">AA</text:span><text:span text:style-name="T2">CTCATGCA</text:span><text:span text:style-name="T1">TG</text:span><text:span text:style-name="T2">CTGGC</text:span><text:span text:style-name="T1">T</text:span><text:span text:style-name="T2">AAG</text:span><text:span text:style-name="T1">‑</text:span><text:span text:style-name="T2">G</text:span><text:span text:style-name="T1"> <text:s text:c="16"/>mus_musculus: 4:118187779</text:span></text:p>
      <text:p text:style-name="Standard"><text:span text:style-name="T1">Chinese hamster CHOK1GS cricetulus_griseus_chok1gshd: scaffold_2:33925894 </text:span><text:span text:style-name="T2">GTAC</text:span><text:span text:style-name="T1">CA</text:span><text:span text:style-name="T2">GCAA</text:span><text:span text:style-name="T1">T</text:span><text:span text:style-name="T2">TAAA</text:span><text:span text:style-name="T1">C</text:span><text:span text:style-name="T2">CC</text:span><text:span text:style-name="T1">A</text:span><text:span text:style-name="T2">GGG</text:span><text:span text:style-name="T1">T‑</text:span><text:span text:style-name="T2">CTCATGCA</text:span><text:span text:style-name="T1">AC</text:span><text:span text:style-name="T2">CTGGC</text:span><text:span text:style-name="T1">C</text:span><text:span text:style-name="T2">AAG</text:span><text:span text:style-name="T1">T</text:span><text:span text:style-name="T2">G</text:span><text:span text:style-name="T1"> cricetulus_griseus_chok1gshd: scaffold_2:33925851</text:span></text:p>
      <text:p text:style-name="P1"/>
      <text:p text:style-name="P2"><text:span text:style-name="T1">Mouse <text:s text:c="34"/>mus_musculus: 4:118187780 </text:span><text:span text:style-name="T2">CTCTACCAC</text:span><text:span text:style-name="T1">C</text:span><text:span text:style-name="T2">GAGCTAAGA</text:span><text:span text:style-name="T1">A</text:span><text:span text:style-name="T2">CC</text:span><text:span text:style-name="T1">A</text:span><text:span text:style-name="T2">AG</text:span><text:span text:style-name="T1">G</text:span><text:span text:style-name="T2">CCT</text:span><text:span text:style-name="T1">T</text:span><text:span text:style-name="T2">TTTCA</text:span><text:span text:style-name="T1">GA</text:span><text:span text:style-name="T2">GATT</text:span><text:span text:style-name="T1">TC</text:span><text:span text:style-name="T2">CA</text:span><text:span text:style-name="T1"> <text:s text:c="16"/>mus_musculus: 4:118187824</text:span></text:p>
      <text:p text:style-name="Standard"><text:span text:style-name="T1">Chinese hamster CHOK1GS cricetulus_griseus_chok1gshd: scaffold_2:33925850 </text:span><text:span text:style-name="T2">CTCTACCAC</text:span><text:span text:style-name="T1">T</text:span><text:span text:style-name="T2">GAGCTAAGA</text:span><text:span text:style-name="T1">C</text:span><text:span text:style-name="T2">CC</text:span><text:span text:style-name="T1">C</text:span><text:span text:style-name="T2">AG</text:span><text:span text:style-name="T1">C</text:span><text:span text:style-name="T2">CCT</text:span><text:span text:style-name="T1">C</text:span><text:span text:style-name="T2">TTTCA</text:span><text:span text:style-name="T1">TT</text:span><text:span text:style-name="T2">GATT</text:span><text:span text:style-name="T1">CT</text:span><text:span text:style-name="T2">CA</text:span><text:span text:style-name="T1"> cricetulus_griseus_chok1gshd: scaffold_2:33925806</text:span></text:p>
      <text:p text:style-name="P1"/>
      <text:p text:style-name="P2"><text:span text:style-name="T1">Mouse <text:s text:c="34"/>mus_musculus: 4:118187825 </text:span><text:span text:style-name="T2">A</text:span><text:span text:style-name="T1">A</text:span><text:span text:style-name="T2">AT</text:span><text:span text:style-name="T1">AC</text:span><text:span text:style-name="T2">TTTTG</text:span><text:span text:style-name="T1">T</text:span><text:span text:style-name="T2">T</text:span><text:span text:style-name="T1">AC</text:span><text:span text:style-name="T2">AA</text:span><text:span text:style-name="T1">T</text:span><text:span text:style-name="T2">GTG</text:span><text:span text:style-name="T1">A</text:span><text:span text:style-name="T2">CAAAG</text:span><text:span text:style-name="T1">A</text:span><text:span text:style-name="T3">TCTCTA</text:span><text:span text:style-name="T4">C</text:span><text:span text:style-name="T3">GA</text:span><text:span text:style-name="T4">A</text:span><text:span text:style-name="T3">G</text:span><text:span text:style-name="T4">T</text:span><text:span text:style-name="T3">C</text:span><text:span text:style-name="T4">C</text:span><text:span text:style-name="T3">T</text:span><text:span text:style-name="T4">T</text:span><text:span text:style-name="T3">T</text:span><text:span text:style-name="T1"> <text:s text:c="16"/>mus_musculus: 4:118187869</text:span></text:p>
      <text:p text:style-name="Standard"><text:span text:style-name="T1">Chinese hamster CHOK1GS cricetulus_griseus_chok1gshd: scaffold_2:33925805 </text:span><text:span text:style-name="T2">A</text:span><text:span text:style-name="T1">G</text:span><text:span text:style-name="T2">AT</text:span><text:span text:style-name="T1">TG</text:span><text:span text:style-name="T2">TTTTG</text:span><text:span text:style-name="T1">C</text:span><text:span text:style-name="T2">T</text:span><text:span text:style-name="T1">CT</text:span><text:span text:style-name="T2">AA</text:span><text:span text:style-name="T1">A</text:span><text:span text:style-name="T2">GTG</text:span><text:span text:style-name="T1">G</text:span><text:span text:style-name="T2">CAAAG</text:span><text:span text:style-name="T1">G</text:span><text:span text:style-name="T2">TCTCTA</text:span><text:span text:style-name="T1">A</text:span><text:span text:style-name="T2">GA</text:span><text:span text:style-name="T1">G</text:span><text:span text:style-name="T2">G</text:span><text:span text:style-name="T1">C</text:span><text:span text:style-name="T2">C</text:span><text:span text:style-name="T1">A</text:span><text:span text:style-name="T2">T</text:span><text:span text:style-name="T1">A</text:span><text:span text:style-name="T2">T</text:span><text:span text:style-name="T1"> cricetulus_griseus_chok1gshd: scaffold_2:33925761</text:span></text:p>
      <text:p text:style-name="P1"/>
      <text:p text:style-name="P2"><text:span text:style-name="T1">Mouse <text:s text:c="34"/>mus_musculus: 4:118187870 </text:span><text:span text:style-name="T3">G</text:span><text:span text:style-name="T4">T</text:span><text:span text:style-name="T3">C</text:span><text:span text:style-name="T4">G</text:span><text:span text:style-name="T3">GG</text:span><text:span text:style-name="T4">G</text:span><text:span text:style-name="T3">CCTCT</text:span><text:span text:style-name="T4">T</text:span><text:span text:style-name="T3">GGAAT</text:span><text:span text:style-name="T4">A</text:span><text:span text:style-name="T3">CTG</text:span><text:span text:style-name="T4">T</text:span><text:span text:style-name="T3">T</text:span><text:span text:style-name="T4">C</text:span><text:span text:style-name="T3">CTTTAT</text:span><text:span text:style-name="T4">C</text:span><text:span text:style-name="T3">CCAGTGT</text:span><text:span text:style-name="T4">A</text:span><text:span text:style-name="T3">TTG</text:span><text:span text:style-name="T4">GA</text:span><text:span text:style-name="T1"> <text:s text:c="16"/>mus_musculus: 4:118187914</text:span></text:p>
      <text:p text:style-name="Standard"><text:span text:style-name="T1">Chinese hamster CHOK1GS cricetulus_griseus_chok1gshd: scaffold_2:33925760 </text:span><text:span text:style-name="T2">G</text:span><text:span text:style-name="T1">C</text:span><text:span text:style-name="T2">C</text:span><text:span text:style-name="T1">A</text:span><text:span text:style-name="T2">GG</text:span><text:span text:style-name="T1">A</text:span><text:span text:style-name="T2">CCTCT</text:span><text:span text:style-name="T1">G</text:span><text:span text:style-name="T2">GGAAT</text:span><text:span text:style-name="T1">T</text:span><text:span text:style-name="T2">CTG</text:span><text:span text:style-name="T1">G</text:span><text:span text:style-name="T2">T</text:span><text:span text:style-name="T1">T</text:span><text:span text:style-name="T2">CTTTAT</text:span><text:span text:style-name="T1">T</text:span><text:span text:style-name="T2">CCAGTGT</text:span><text:span text:style-name="T1">G</text:span><text:span text:style-name="T2">TTG</text:span><text:span text:style-name="T1">‑‑ cricetulus_griseus_chok1gshd: scaffold_2:33925718</text:span></text:p>
      <text:p text:style-name="P1"/>
      <text:p text:style-name="P2"><text:span text:style-name="T1">Mouse <text:s text:c="34"/>mus_musculus: 4:118187915 </text:span><text:span text:style-name="T4">GG</text:span><text:span text:style-name="T3">A</text:span><text:span text:style-name="T4">A</text:span><text:span text:style-name="T3">GG</text:span><text:span text:style-name="T4">G</text:span><text:span text:style-name="T1">T</text:span><text:span text:style-name="T2">GGG</text:span><text:span text:style-name="T1">A</text:span><text:span text:style-name="T2">GAGG</text:span><text:span text:style-name="T1">TGGAGGATAGGGGATAGGGGTGATGGTGG <text:s text:c="16"/>mus_musculus: 4:118187959</text:span></text:p>
      <text:p text:style-name="Standard"><text:span text:style-name="T1">Chinese hamster CHOK1GS cricetulus_griseus_chok1gshd: scaffold_2:33925717 ‑‑</text:span><text:span text:style-name="T2">A</text:span><text:span text:style-name="T1">T</text:span><text:span text:style-name="T2">GG</text:span><text:span text:style-name="T1">CC</text:span><text:span text:style-name="T2">GGG</text:span><text:span text:style-name="T1">G</text:span><text:span text:style-name="T2">GAGG</text:span><text:span text:style-name="T1">‑‑‑‑‑‑‑‑‑‑‑‑‑‑‑‑‑‑‑‑‑‑‑‑‑‑‑‑‑ cricetulus_griseus_chok1gshd: scaffold_2:33925704</text:span></text:p>
      <text:p text:style-name="P1"/>
      <text:p text:style-name="P2"><text:span text:style-name="T1">Mouse <text:s text:c="34"/>mus_musculus: 4:118187960 A</text:span><text:span text:style-name="T2">G</text:span><text:span text:style-name="T1">A</text:span><text:span text:style-name="T2">GTGCTC</text:span><text:span text:style-name="T1">C</text:span><text:span text:style-name="T2">TT</text:span><text:span text:style-name="T1">C</text:span><text:span text:style-name="T2">TC</text:span><text:span text:style-name="T1">T</text:span><text:span text:style-name="T2">TGTTACT</text:span><text:span text:style-name="T1">T</text:span><text:span text:style-name="T2">TAAG</text:span><text:span text:style-name="T1">G</text:span><text:span text:style-name="T2">AGA</text:span><text:span text:style-name="T1">G</text:span><text:span text:style-name="T2">C</text:span><text:span text:style-name="T1">ATAAGTGTGTC <text:s text:c="16"/>mus_musculus: 4:118188004</text:span></text:p>
      <text:p text:style-name="Standard"><text:span text:style-name="T1">Chinese hamster CHOK1GS cricetulus_griseus_chok1gshd: scaffold_2:33925703 ‑</text:span><text:span text:style-name="T2">G</text:span><text:span text:style-name="T1">G</text:span><text:span text:style-name="T2">GTGCTC</text:span><text:span text:style-name="T1">T</text:span><text:span text:style-name="T2">TT</text:span><text:span text:style-name="T1">T</text:span><text:span text:style-name="T2">TC</text:span><text:span text:style-name="T1">C</text:span><text:span text:style-name="T2">TGTTACT</text:span><text:span text:style-name="T1">G</text:span><text:span text:style-name="T2">TAAG</text:span><text:span text:style-name="T1">A</text:span><text:span text:style-name="T2">AGA</text:span><text:span text:style-name="T1">C</text:span><text:span text:style-name="T2">C</text:span><text:span text:style-name="T1">‑‑‑‑‑‑‑‑‑‑‑ cricetulus_griseus_chok1gshd: scaffold_2:33925671</text:span></text:p>
      <text:p text:style-name="P1"/>
      <text:p text:style-name="Standard"><text:span text:style-name="T1">Mouse <text:s text:c="34"/>mus_musculus: 4:118188005 ATT</text:span><text:span text:style-name="T2">CAGCAGACAGACAAAC</text:span><text:span text:style-name="T1">‑‑</text:span><text:span text:style-name="T2">AGCCAA</text:span><text:span text:style-name="T1">CC</text:span><text:span text:style-name="T2">GTCCTCTC</text:span><text:span text:style-name="T1">T</text:span><text:span text:style-name="T2">TCTCACT</text:span><text:span text:style-name="T1"> <text:s text:c="16"/>mus_musculus: 4:118188047</text:span></text:p>
      <text:p text:style-name="Standard"><text:span text:style-name="T1">Chinese hamster CHOK1GS cricetulus_griseus_chok1gshd: scaffold_2:33925670 ‑‑‑</text:span><text:span text:style-name="T2">CAGCAGACAGACAAAC</text:span><text:span text:style-name="T1">GG</text:span><text:span text:style-name="T2">AGCCAA</text:span><text:span text:style-name="T1">TG</text:span><text:span text:style-name="T2">GTCCTCTC</text:span><text:span text:style-name="T1">C</text:span><text:span text:style-name="T2">TCTCACT</text:span><text:span text:style-name="T1"> cricetulus_griseus_chok1gshd: scaffold_2:33925629</text:span></text:p>
      <text:p text:style-name="P1"/>
      <text:p text:style-name="Standard"><text:span text:style-name="T1">Mouse <text:s text:c="34"/>mus_musculus: 4:118188048 </text:span><text:span text:style-name="T2">TTCCTGTAGAAA</text:span><text:span text:style-name="T1">GT</text:span><text:span text:style-name="T2">TG</text:span><text:span text:style-name="T1">A</text:span><text:span text:style-name="T2">GTCCCTTGA</text:span><text:span text:style-name="T1">AT</text:span><text:span text:style-name="T2">CTGGAGTG</text:span><text:span text:style-name="T1">G</text:span><text:span text:style-name="T2">CCCA</text:span><text:span text:style-name="T1">G</text:span><text:span text:style-name="T2">GA</text:span><text:span text:style-name="T1">G <text:s text:c="16"/>mus_musculus: 4:118188092</text:span></text:p>
      <text:p text:style-name="Standard"><text:span text:style-name="T1">Chinese hamster CHOK1GS cricetulus_griseus_chok1gshd: scaffold_2:33925628 </text:span><text:span text:style-name="T2">TTCCTGTAGAAA</text:span><text:span text:style-name="T1">AC</text:span><text:span text:style-name="T2">TG</text:span><text:span text:style-name="T1">G</text:span><text:span text:style-name="T2">GTCCCTTGA</text:span><text:span text:style-name="T1">GA</text:span><text:span text:style-name="T2">CTGGAGTG</text:span><text:span text:style-name="T1">C</text:span><text:span text:style-name="T2">CCCA</text:span><text:span text:style-name="T1">A</text:span><text:span text:style-name="T2">GA</text:span><text:span text:style-name="T1">A cricetulus_griseus_chok1gshd: scaffold_2:33925584</text:span></text:p>
      <text:p text:style-name="P1"/>
      <text:p text:style-name="Standard"><text:soft-page-break/><text:span text:style-name="T1">Mouse <text:s text:c="34"/>mus_musculus: 4:118188093 </text:span><text:span text:style-name="T2">GA</text:span><text:span text:style-name="T1">C</text:span><text:span text:style-name="T2">CATTTCCAGGAATG</text:span><text:span text:style-name="T1">G</text:span><text:span text:style-name="T2">TTCAGA</text:span><text:span text:style-name="T1">C</text:span><text:span text:style-name="T2">T</text:span><text:span text:style-name="T1">G</text:span><text:span text:style-name="T2">GACT</text:span><text:span text:style-name="T1">C</text:span><text:span text:style-name="T2">TAAC</text:span><text:span text:style-name="T1">CCA</text:span><text:span text:style-name="T2">GCCTC</text:span><text:span text:style-name="T1">G <text:s text:c="16"/>mus_musculus: 4:118188137</text:span></text:p>
      <text:p text:style-name="Standard"><text:span text:style-name="T1">Chinese hamster CHOK1GS cricetulus_griseus_chok1gshd: scaffold_2:33925583 </text:span><text:span text:style-name="T2">GA</text:span><text:span text:style-name="T1">G</text:span><text:span text:style-name="T2">CATTTCCAGGAATG</text:span><text:span text:style-name="T1">T</text:span><text:span text:style-name="T2">TTCAGA</text:span><text:span text:style-name="T1">G</text:span><text:span text:style-name="T2">T</text:span><text:span text:style-name="T1">T</text:span><text:span text:style-name="T2">GACT</text:span><text:span text:style-name="T1">G</text:span><text:span text:style-name="T2">TAAC</text:span><text:span text:style-name="T1">TTG</text:span><text:span text:style-name="T2">GCCTC</text:span><text:span text:style-name="T1">T cricetulus_griseus_chok1gshd: scaffold_2:33925539</text:span></text:p>
      <text:p text:style-name="P1"/>
      <text:p text:style-name="Standard"><text:span text:style-name="T1">Mouse <text:s text:c="34"/>mus_musculus: 4:118188138 </text:span><text:span text:style-name="T2">TCTCC</text:span><text:span text:style-name="T1">T</text:span><text:span text:style-name="T2">CTCTGC</text:span><text:span text:style-name="T1">GG</text:span><text:span text:style-name="T2">TGAG</text:span><text:span text:style-name="T1">G</text:span><text:span text:style-name="T2">AC</text:span><text:span text:style-name="T1">CA</text:span><text:span text:style-name="T2">G</text:span><text:span text:style-name="T1">GC</text:span><text:span text:style-name="T2">AGGACACA</text:span><text:span text:style-name="T1">G</text:span><text:span text:style-name="T2">CAGA</text:span><text:span text:style-name="T1">C</text:span><text:span text:style-name="T2">A</text:span><text:span text:style-name="T1">‑GG</text:span><text:span text:style-name="T2">G</text:span><text:span text:style-name="T1"> <text:s text:c="16"/>mus_musculus: 4:118188181</text:span></text:p>
      <text:p text:style-name="Standard"><text:span text:style-name="T1">Chinese hamster CHOK1GS cricetulus_griseus_chok1gshd: scaffold_2:33925538 </text:span><text:span text:style-name="T2">TCTCC</text:span><text:span text:style-name="T1">C</text:span><text:span text:style-name="T2">CTCTGC</text:span><text:span text:style-name="T1">CA</text:span><text:span text:style-name="T2">TGAG</text:span><text:span text:style-name="T1">A</text:span><text:span text:style-name="T2">AC</text:span><text:span text:style-name="T1">TG</text:span><text:span text:style-name="T2">G</text:span><text:span text:style-name="T1">AA</text:span><text:span text:style-name="T2">AGGACACA</text:span><text:span text:style-name="T1">A</text:span><text:span text:style-name="T2">CAGA</text:span><text:span text:style-name="T1">A</text:span><text:span text:style-name="T2">A</text:span><text:span text:style-name="T1">CAA</text:span><text:span text:style-name="T2">G</text:span><text:span text:style-name="T1"> cricetulus_griseus_chok1gshd: scaffold_2:33925494</text:span></text:p>
      <text:p text:style-name="P1"/>
      <text:p text:style-name="Standard"><text:span text:style-name="T1">Mouse <text:s text:c="34"/>mus_musculus: 4:118188182 C</text:span><text:span text:style-name="T2">ACATT</text:span><text:span text:style-name="T1">AC</text:span><text:span text:style-name="T2">GG</text:span><text:span text:style-name="T1">G</text:span><text:span text:style-name="T2">GT</text:span><text:span text:style-name="T1">‑‑‑‑‑‑</text:span><text:span text:style-name="T2">CAGGATTC</text:span><text:span text:style-name="T1">AGCCTTCT</text:span><text:span text:style-name="T2">TG</text:span><text:span text:style-name="T1">AC</text:span><text:span text:style-name="T2">TGAC</text:span><text:span text:style-name="T1">TG <text:s text:c="16"/>mus_musculus: 4:118188220</text:span></text:p>
      <text:p text:style-name="Standard"><text:span text:style-name="T1">Chinese hamster CHOK1GS cricetulus_griseus_chok1gshd: scaffold_2:33925493 A</text:span><text:span text:style-name="T2">ACATT</text:span><text:span text:style-name="T1">TG</text:span><text:span text:style-name="T2">GG</text:span><text:span text:style-name="T1">T</text:span><text:span text:style-name="T2">GT</text:span><text:span text:style-name="T1">GTGTGT</text:span><text:span text:style-name="T2">CAGGATTC</text:span><text:span text:style-name="T1">‑‑‑‑‑‑‑‑</text:span><text:span text:style-name="T2">TG</text:span><text:span text:style-name="T1">TA</text:span><text:span text:style-name="T2">TGAC</text:span><text:span text:style-name="T1">‑‑ cricetulus_griseus_chok1gshd: scaffold_2:33925459</text:span></text:p>
      <text:p text:style-name="P1"/>
      <text:p text:style-name="Standard"><text:span text:style-name="T1">Mouse <text:s text:c="34"/>mus_musculus: 4:118188221 T</text:span><text:span text:style-name="T2">CTC</text:span><text:span text:style-name="T1">A</text:span><text:span text:style-name="T2">GT</text:span><text:span text:style-name="T1">G</text:span><text:span text:style-name="T2">CCTTCGAAA</text:span><text:span text:style-name="T1">G</text:span><text:span text:style-name="T2">CTGGTGTCT</text:span><text:span text:style-name="T1">GT</text:span><text:span text:style-name="T2">CAGCAGAGACCATG</text:span><text:span text:style-name="T1">G</text:span><text:span text:style-name="T2">A</text:span><text:span text:style-name="T1"> <text:s text:c="16"/>mus_musculus: 4:118188265</text:span></text:p>
      <text:p text:style-name="Standard"><text:span text:style-name="T1">Chinese hamster CHOK1GS cricetulus_griseus_chok1gshd: scaffold_2:33925458 ‑</text:span><text:span text:style-name="T2">CTC</text:span><text:span text:style-name="T1">T</text:span><text:span text:style-name="T2">GT</text:span><text:span text:style-name="T1">A</text:span><text:span text:style-name="T2">CCTTCGAAA</text:span><text:span text:style-name="T1">A</text:span><text:span text:style-name="T2">CTGGTGTCT</text:span><text:span text:style-name="T1">AC</text:span><text:span text:style-name="T2">CAGCAGAGACCATG</text:span><text:span text:style-name="T1">A</text:span><text:span text:style-name="T2">A</text:span><text:span text:style-name="T1"> cricetulus_griseus_chok1gshd: scaffold_2:33925415</text:span></text:p>
      <text:p text:style-name="P1"/>
      <text:p text:style-name="Standard"><text:span text:style-name="T1">Mouse <text:s text:c="34"/>mus_musculus: 4:118188266 </text:span><text:span text:style-name="T2">G</text:span><text:span text:style-name="T1">‑</text:span><text:span text:style-name="T2">CAGTGT</text:span><text:span text:style-name="T1">GG</text:span><text:span text:style-name="T2">T</text:span><text:span text:style-name="T1">C</text:span><text:span text:style-name="T2">TAGG</text:span><text:span text:style-name="T1">T</text:span><text:span text:style-name="T2">T</text:span><text:span text:style-name="T1">A</text:span><text:span text:style-name="T2">T</text:span><text:span text:style-name="T1">AC</text:span><text:span text:style-name="T2">AGCCAGAT</text:span><text:span text:style-name="T1">G</text:span><text:span text:style-name="T2">CC</text:span><text:span text:style-name="T1">‑‑‑‑‑‑</text:span><text:span text:style-name="T2">ACACCT</text:span><text:span text:style-name="T1"> <text:s text:c="16"/>mus_musculus: 4:118188303</text:span></text:p>
      <text:p text:style-name="Standard"><text:span text:style-name="T1">Chinese hamster CHOK1GS cricetulus_griseus_chok1gshd: scaffold_2:33925414 </text:span><text:span text:style-name="T2">G</text:span><text:span text:style-name="T1">G</text:span><text:span text:style-name="T2">CAGTGT</text:span><text:span text:style-name="T1">CA</text:span><text:span text:style-name="T2">T</text:span><text:span text:style-name="T1">T</text:span><text:span text:style-name="T2">TAGG</text:span><text:span text:style-name="T1">C</text:span><text:span text:style-name="T2">T</text:span><text:span text:style-name="T1">G</text:span><text:span text:style-name="T2">T</text:span><text:span text:style-name="T1">GT</text:span><text:span text:style-name="T2">AGCCAGAT</text:span><text:span text:style-name="T1">T</text:span><text:span text:style-name="T2">CC</text:span><text:span text:style-name="T1">CTCATC</text:span><text:span text:style-name="T2">ACACCT</text:span><text:span text:style-name="T1"> cricetulus_griseus_chok1gshd: scaffold_2:33925370</text:span></text:p>
      <text:p text:style-name="P1"/>
      <text:p text:style-name="Standard"><text:span text:style-name="T1">Mouse <text:s text:c="34"/>mus_musculus: 4:118188304 </text:span><text:span text:style-name="T2">CAGG</text:span><text:span text:style-name="T1">GCT</text:span><text:span text:style-name="T2">AGCTT</text:span><text:span text:style-name="T1">C</text:span><text:span text:style-name="T2">T</text:span><text:span text:style-name="T1">T</text:span><text:span text:style-name="T2">TAA</text:span><text:span text:style-name="T1">G</text:span><text:span text:style-name="T2">C</text:span><text:span text:style-name="T1">TG</text:span><text:span text:style-name="T2">TCTCT</text:span><text:span text:style-name="T1">C</text:span><text:span text:style-name="T2">CAGGG</text:span><text:span text:style-name="T1">A</text:span><text:span text:style-name="T2">AGTCCTTCATC</text:span><text:span text:style-name="T1"> <text:s text:c="16"/>mus_musculus: 4:118188348</text:span></text:p>
      <text:p text:style-name="Standard"><text:span text:style-name="T1">Chinese hamster CHOK1GS cricetulus_griseus_chok1gshd: scaffold_2:33925369 </text:span><text:span text:style-name="T2">CAGG</text:span><text:span text:style-name="T1">TTG</text:span><text:span text:style-name="T2">AGCTT</text:span><text:span text:style-name="T1">T</text:span><text:span text:style-name="T2">T</text:span><text:span text:style-name="T1">C</text:span><text:span text:style-name="T2">TAA</text:span><text:span text:style-name="T1">‑</text:span><text:span text:style-name="T2">C</text:span><text:span text:style-name="T1">AA</text:span><text:span text:style-name="T2">TCTCT</text:span><text:span text:style-name="T1">A</text:span><text:span text:style-name="T2">CAGGG</text:span><text:span text:style-name="T1">G</text:span><text:span text:style-name="T2">AGTCCTTCATC</text:span><text:span text:style-name="T1"> cricetulus_griseus_chok1gshd: scaffold_2:33925326</text:span></text:p>
      <text:p text:style-name="P1"/>
      <text:p text:style-name="Standard"><text:span text:style-name="T1">Mouse <text:s text:c="34"/>mus_musculus: 4:118188349 </text:span><text:span text:style-name="T2">ATG</text:span><text:span text:style-name="T1">T</text:span><text:span text:style-name="T2">TGGGTC</text:span><text:span text:style-name="T1">T</text:span><text:span text:style-name="T2">T</text:span><text:span text:style-name="T1">A</text:span><text:span text:style-name="T2">GCTG</text:span><text:span text:style-name="T1">T</text:span><text:span text:style-name="T2">CTTCCCTGTG</text:span><text:span text:style-name="T1">C</text:span><text:span text:style-name="T2">GGTA</text:span><text:span text:style-name="T1">T</text:span><text:span text:style-name="T2">GA</text:span><text:span text:style-name="T1">‑‑‑‑‑‑‑‑‑ <text:s text:c="16"/>mus_musculus: 4:118188384</text:span></text:p>
      <text:p text:style-name="Standard"><text:span text:style-name="T1">Chinese hamster CHOK1GS cricetulus_griseus_chok1gshd: scaffold_2:33925325 </text:span><text:span text:style-name="T2">ATG</text:span><text:span text:style-name="T1">C</text:span><text:span text:style-name="T2">TGGGTC</text:span><text:span text:style-name="T1">C</text:span><text:span text:style-name="T2">T</text:span><text:span text:style-name="T1">G</text:span><text:span text:style-name="T2">GCTG</text:span><text:span text:style-name="T1">C</text:span><text:span text:style-name="T2">CTTCCCTGTG</text:span><text:span text:style-name="T1">T</text:span><text:span text:style-name="T2">GGTA</text:span><text:span text:style-name="T1">G</text:span><text:span text:style-name="T2">GA</text:span><text:span text:style-name="T1">GGTTGTGAG cricetulus_griseus_chok1gshd: scaffold_2:33925281</text:span></text:p>
      <text:p text:style-name="P1"/>
      <text:p text:style-name="Standard"><text:span text:style-name="T1">Mouse <text:s text:c="34"/>mus_musculus: 4:118188385 ‑</text:span><text:span text:style-name="T2">ATCAA</text:span><text:span text:style-name="T1">GT</text:span><text:span text:style-name="T2">T</text:span><text:span text:style-name="T1">C</text:span><text:span text:style-name="T2">T</text:span><text:span text:style-name="T1">G‑‑</text:span><text:span text:style-name="T2">CATTCAAGCTATTGCAATA</text:span><text:span text:style-name="T1">CA</text:span><text:span text:style-name="T2">GAGGA</text:span><text:span text:style-name="T1">T</text:span><text:span text:style-name="T2">TT</text:span><text:span text:style-name="T1">C</text:span><text:span text:style-name="T2">T</text:span><text:span text:style-name="T1"> <text:s text:c="16"/>mus_musculus: 4:118188426</text:span></text:p>
      <text:p text:style-name="Standard"><text:span text:style-name="T1">Chinese hamster CHOK1GS cricetulus_griseus_chok1gshd: scaffold_2:33925280 A</text:span><text:span text:style-name="T2">ATCAA</text:span><text:span text:style-name="T1">AC</text:span><text:span text:style-name="T2">T</text:span><text:span text:style-name="T1">G</text:span><text:span text:style-name="T2">T</text:span><text:span text:style-name="T1">AGA</text:span><text:span text:style-name="T2">CATTCAAGCTATTGCAATA</text:span><text:span text:style-name="T1">TT</text:span><text:span text:style-name="T2">GAGGA</text:span><text:span text:style-name="T1">C</text:span><text:span text:style-name="T2">TT</text:span><text:span text:style-name="T1">A</text:span><text:span text:style-name="T2">T</text:span><text:span text:style-name="T1"> cricetulus_griseus_chok1gshd: scaffold_2:33925236</text:span></text:p>
      <text:p text:style-name="P1"/>
      <text:p text:style-name="Standard"><text:span text:style-name="T1">Mouse <text:s text:c="34"/>mus_musculus: 4:118188427 </text:span><text:span text:style-name="T2">AGAG</text:span><text:span text:style-name="T1">A</text:span><text:span text:style-name="T2">TATGTG</text:span><text:span text:style-name="T1">G</text:span><text:span text:style-name="T2">AATAGTGAGG</text:span><text:span text:style-name="T1">C</text:span><text:span text:style-name="T2">A</text:span><text:span text:style-name="T1">T</text:span><text:span text:style-name="T2">GT</text:span><text:span text:style-name="T1">‑‑‑‑</text:span><text:span text:style-name="T2">CC</text:span><text:span text:style-name="T1">C</text:span><text:span text:style-name="T2">T</text:span><text:span text:style-name="T1">CA</text:span><text:span text:style-name="T2">CCATAAAA</text:span><text:span text:style-name="T1"> <text:s text:c="16"/>mus_musculus: 4:118188467</text:span></text:p>
      <text:p text:style-name="Standard"><text:span text:style-name="T1">Chinese hamster CHOK1GS cricetulus_griseus_chok1gshd: scaffold_2:33925235 </text:span><text:span text:style-name="T2">AGAG</text:span><text:span text:style-name="T1">G</text:span><text:span text:style-name="T2">TATGTG</text:span><text:span text:style-name="T1">A</text:span><text:span text:style-name="T2">AATAGTGAGG</text:span><text:span text:style-name="T1">T</text:span><text:span text:style-name="T2">A</text:span><text:span text:style-name="T1">C</text:span><text:span text:style-name="T2">GT</text:span><text:span text:style-name="T1">ACAT</text:span><text:span text:style-name="T2">CC</text:span><text:span text:style-name="T1">T</text:span><text:span text:style-name="T2">T</text:span><text:span text:style-name="T1">TG</text:span><text:span text:style-name="T2">CCATAAAA</text:span><text:span text:style-name="T1"> cricetulus_griseus_chok1gshd: scaffold_2:33925191</text:span></text:p>
      <text:p text:style-name="P1"/>
      <text:p text:style-name="Standard"><text:soft-page-break/><text:span text:style-name="T1">Mouse <text:s text:c="34"/>mus_musculus: 4:118188468 </text:span><text:span text:style-name="T2">AA</text:span><text:span text:style-name="T1">AAAAAAAATC</text:span><text:span text:style-name="T2">CAC</text:span><text:span text:style-name="T1">AG</text:span><text:span text:style-name="T2">AGTTAGGG</text:span><text:span text:style-name="T1">C</text:span><text:span text:style-name="T2">AAGCCAG</text:span><text:span text:style-name="T1">T</text:span><text:span text:style-name="T2">TGG</text:span><text:span text:style-name="T1">C</text:span><text:span text:style-name="T2">TCAGCCA</text:span><text:span text:style-name="T1"> <text:s text:c="16"/>mus_musculus: 4:118188512</text:span></text:p>
      <text:p text:style-name="Standard"><text:span text:style-name="T1">Chinese hamster CHOK1GS cricetulus_griseus_chok1gshd: scaffold_2:33925190 </text:span><text:span text:style-name="T2">AA</text:span><text:span text:style-name="T1">‑‑‑‑‑‑‑‑‑‑</text:span><text:span text:style-name="T2">CAC</text:span><text:span text:style-name="T1">CC</text:span><text:span text:style-name="T2">AGTTAGGG</text:span><text:span text:style-name="T1">A</text:span><text:span text:style-name="T2">AAGCCAG</text:span><text:span text:style-name="T1">A</text:span><text:span text:style-name="T2">TGG</text:span><text:span text:style-name="T1">T</text:span><text:span text:style-name="T2">TCAGCCA</text:span><text:span text:style-name="T1"> cricetulus_griseus_chok1gshd: scaffold_2:33925156</text:span></text:p>
      <text:p text:style-name="P1"/>
      <text:p text:style-name="Standard"><text:span text:style-name="T1">Mouse <text:s text:c="34"/>mus_musculus: 4:118188513 </text:span><text:span text:style-name="T2">GC</text:span><text:span text:style-name="T1">G</text:span><text:span text:style-name="T2">AAGGTG</text:span><text:span text:style-name="T1">T</text:span><text:span text:style-name="T2">TCTGAAGCC</text:span><text:span text:style-name="T1">T‑‑‑‑‑‑‑‑</text:span><text:span text:style-name="T2">A</text:span><text:span text:style-name="T1">A</text:span><text:span text:style-name="T2">TGA</text:span><text:span text:style-name="T1">TG</text:span><text:span text:style-name="T2">AAAGTTC</text:span><text:span text:style-name="T1">C</text:span><text:span text:style-name="T2">GA</text:span><text:span text:style-name="T1"> <text:s text:c="16"/>mus_musculus: 4:118188549</text:span></text:p>
      <text:p text:style-name="Standard"><text:span text:style-name="T1">Chinese hamster CHOK1GS cricetulus_griseus_chok1gshd: scaffold_2:33925155 </text:span><text:span text:style-name="T2">GC</text:span><text:span text:style-name="T1">A</text:span><text:span text:style-name="T2">AAGGTG</text:span><text:span text:style-name="T1">C</text:span><text:span text:style-name="T2">TCTGAAGCC</text:span><text:span text:style-name="T1">CTGAAGCCC</text:span><text:span text:style-name="T2">A</text:span><text:span text:style-name="T1">T</text:span><text:span text:style-name="T2">TGA</text:span><text:span text:style-name="T1">CT</text:span><text:span text:style-name="T2">AAAGTTC</text:span><text:span text:style-name="T1">A</text:span><text:span text:style-name="T2">GA</text:span><text:span text:style-name="T1"> cricetulus_griseus_chok1gshd: scaffold_2:33925111</text:span></text:p>
      <text:p text:style-name="P1"/>
      <text:p text:style-name="Standard"><text:span text:style-name="T1">Mouse <text:s text:c="34"/>mus_musculus: 4:118188550 </text:span><text:span text:style-name="T2">TGC</text:span><text:span text:style-name="T1">T</text:span><text:span text:style-name="T2">TGG</text:span><text:span text:style-name="T1">A</text:span><text:span text:style-name="T2">ACT</text:span><text:span text:style-name="T1">CA</text:span><text:span text:style-name="T2">TGAT</text:span><text:span text:style-name="T1">CG</text:span><text:span text:style-name="T2">AAG</text:span><text:span text:style-name="T1">C</text:span><text:span text:style-name="T2">A</text:span><text:span text:style-name="T1">CT</text:span><text:span text:style-name="T2">CC</text:span><text:span text:style-name="T1">T</text:span><text:span text:style-name="T2">AAA</text:span><text:span text:style-name="T1">AGCTGCTCTCCAC <text:s text:c="16"/>mus_musculus: 4:118188594</text:span></text:p>
      <text:p text:style-name="Standard"><text:span text:style-name="T1">Chinese hamster CHOK1GS cricetulus_griseus_chok1gshd: scaffold_2:33925110 </text:span><text:span text:style-name="T2">TGC</text:span><text:span text:style-name="T1">C</text:span><text:span text:style-name="T2">TGG</text:span><text:span text:style-name="T1">G</text:span><text:span text:style-name="T2">ACT</text:span><text:span text:style-name="T1">TG</text:span><text:span text:style-name="T2">TGAT</text:span><text:span text:style-name="T1">GT</text:span><text:span text:style-name="T2">AAG</text:span><text:span text:style-name="T1">A</text:span><text:span text:style-name="T2">A</text:span><text:span text:style-name="T1">TC</text:span><text:span text:style-name="T2">CC</text:span><text:span text:style-name="T1">A</text:span><text:span text:style-name="T2">AAA</text:span><text:span text:style-name="T1">‑‑‑‑‑‑‑‑‑‑‑‑‑ cricetulus_griseus_chok1gshd: scaffold_2:33925079</text:span></text:p>
      <text:p text:style-name="P1"/>
      <text:p text:style-name="Standard"><text:span text:style-name="T1">Mouse <text:s text:c="34"/>mus_musculus: 4:118188595 ATGCATACCATG</text:span><text:span text:style-name="T2">GCACATGCC</text:span><text:span text:style-name="T1">AATT</text:span><text:span text:style-name="T2">GG</text:span><text:span text:style-name="T1">AA</text:span><text:span text:style-name="T2">T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 <text:s text:c="16"/>mus_musculus: 4:118188639</text:span></text:p>
      <text:p text:style-name="Standard"><text:span text:style-name="T1">Chinese hamster CHOK1GS cricetulus_griseus_chok1gshd: scaffold_2:33925078 ‑‑‑‑‑‑‑‑‑‑‑‑</text:span><text:span text:style-name="T2">GCACATGCC</text:span><text:span text:style-name="T1">TGCG</text:span><text:span text:style-name="T2">GG</text:span><text:span text:style-name="T1">GG</text:span><text:span text:style-name="T2">T</text:span><text:span text:style-name="T1">G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G</text:span><text:span text:style-name="T2">C</text:span><text:span text:style-name="T1">T</text:span><text:span text:style-name="T2">C</text:span><text:span text:style-name="T1">T cricetulus_griseus_chok1gshd: scaffold_2:33925046</text:span></text:p>
      <text:p text:style-name="P1"/>
      <text:p text:style-name="Standard"><text:span text:style-name="T1">Mouse <text:s text:c="34"/>mus_musculus: 4:118188640 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A</text:span><text:span text:style-name="T2">C</text:span><text:span text:style-name="T1">‑‑‑‑‑‑‑‑‑‑‑‑‑‑‑‑‑‑‑‑‑‑‑‑‑‑‑‑‑‑‑‑ <text:s text:c="16"/>mus_musculus: 4:118188652</text:span></text:p>
      <text:p text:style-name="Standard"><text:span text:style-name="T1">Chinese hamster CHOK1GS cricetulus_griseus_chok1gshd: scaffold_2:33925045 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</text:span><text:span text:style-name="T2">C</text:span><text:span text:style-name="T1">TCTCTCTCTCTCTCTCTCTCTCTCTCTCTCTC cricetulus_griseus_chok1gshd: scaffold_2:33925001</text:span></text:p>
      <text:p text:style-name="P1"/>
      <text:p text:style-name="Standard"><text:span text:style-name="T1">Mouse <text:s text:c="34"/>mus_musculus: 4:118188653 ‑‑‑‑‑‑‑‑</text:span><text:span text:style-name="T2">ACACACACACACACACACACACACAC</text:span><text:span text:style-name="T1">TCC</text:span><text:span text:style-name="T2">ACAA</text:span><text:span text:style-name="T1">G</text:span><text:span text:style-name="T2">TA</text:span><text:span text:style-name="T1">G <text:s text:c="16"/>mus_musculus: 4:118188689</text:span></text:p>
      <text:p text:style-name="Standard"><text:span text:style-name="T1">Chinese hamster CHOK1GS cricetulus_griseus_chok1gshd: scaffold_2:33925000 TCTCTCTC</text:span><text:span text:style-name="T2">ACACACACACACACACACACACACAC</text:span><text:span text:style-name="T1">AAA</text:span><text:span text:style-name="T2">ACAA</text:span><text:span text:style-name="T1">A</text:span><text:span text:style-name="T2">TA</text:span><text:span text:style-name="T1">‑ cricetulus_griseus_chok1gshd: scaffold_2:33924957</text:span></text:p>
      <text:p text:style-name="P1"/>
      <text:p text:style-name="Standard"><text:span text:style-name="T1">Mouse <text:s text:c="34"/>mus_musculus: 4:118188690 T</text:span><text:span text:style-name="T2">AAATAAAA</text:span><text:span text:style-name="T1">‑‑‑‑‑‑</text:span><text:span text:style-name="T2">TAAAAACAAA</text:span><text:span text:style-name="T1">A</text:span><text:span text:style-name="T2">AC</text:span><text:span text:style-name="T1">G</text:span><text:span text:style-name="T2">AAGGAACTCAT</text:span><text:span text:style-name="T1">T</text:span><text:span text:style-name="T2">T</text:span><text:span text:style-name="T1">AAA <text:s text:c="16"/>mus_musculus: 4:118188728</text:span></text:p>
      <text:p text:style-name="Standard"><text:span text:style-name="T1">Chinese hamster CHOK1GS cricetulus_griseus_chok1gshd: scaffold_2:33924956 ‑</text:span><text:span text:style-name="T2">AAATAAAA</text:span><text:span text:style-name="T1">CAAAAA</text:span><text:span text:style-name="T2">TAAAAACAAA</text:span><text:span text:style-name="T1">G</text:span><text:span text:style-name="T2">AC</text:span><text:span text:style-name="T1">A</text:span><text:span text:style-name="T2">AAGGAACTCAT</text:span><text:span text:style-name="T1">C</text:span><text:span text:style-name="T2">T</text:span><text:span text:style-name="T1">‑‑‑ cricetulus_griseus_chok1gshd: scaffold_2:33924916</text:span></text:p>
      <text:p text:style-name="P1"/>
      <text:p text:style-name="Standard"><text:span text:style-name="T1">Mouse <text:s text:c="34"/>mus_musculus: 4:118188729 A</text:span><text:span text:style-name="T2">GTAGC</text:span><text:span text:style-name="T1">T</text:span><text:span text:style-name="T2">G</text:span><text:span text:style-name="T1">C</text:span><text:span text:style-name="T2">CTAG</text:span><text:span text:style-name="T1">A</text:span><text:span text:style-name="T2">CCC</text:span><text:span text:style-name="T1">A</text:span><text:span text:style-name="T2">GCCT</text:span><text:span text:style-name="T1">C</text:span><text:span text:style-name="T2">TCCTTGGC</text:span><text:span text:style-name="T1">T</text:span><text:span text:style-name="T2">AC</text:span><text:span text:style-name="T1">C</text:span><text:span text:style-name="T2">TCTACAGCTC</text:span><text:span text:style-name="T1"> <text:s text:c="16"/>mus_musculus: 4:118188773</text:span></text:p>
      <text:p text:style-name="Standard"><text:span text:style-name="T1">Chinese hamster CHOK1GS cricetulus_griseus_chok1gshd: scaffold_2:33924915 ‑</text:span><text:span text:style-name="T2">GTAGC</text:span><text:span text:style-name="T1">G</text:span><text:span text:style-name="T2">G</text:span><text:span text:style-name="T1">T</text:span><text:span text:style-name="T2">CTAG</text:span><text:span text:style-name="T1">C</text:span><text:span text:style-name="T2">CCC</text:span><text:span text:style-name="T1">T</text:span><text:span text:style-name="T2">GCCT</text:span><text:span text:style-name="T1">T</text:span><text:span text:style-name="T2">TCCTTGGC</text:span><text:span text:style-name="T1">C</text:span><text:span text:style-name="T2">AC</text:span><text:span text:style-name="T1">A</text:span><text:span text:style-name="T2">TCTACAGCTC</text:span><text:span text:style-name="T1"> cricetulus_griseus_chok1gshd: scaffold_2:33924872</text:span></text:p>
      <text:p text:style-name="P1"/>
      <text:p text:style-name="Standard"><text:span text:style-name="T1">Mouse <text:s text:c="34"/>mus_musculus: 4:118188774 </text:span><text:span text:style-name="T2">T</text:span><text:span text:style-name="T1">G</text:span><text:span text:style-name="T2">TG</text:span><text:span text:style-name="T1">CCGG</text:span><text:span text:style-name="T2">AGAAGCAGCATAA</text:span><text:span text:style-name="T1">A</text:span><text:span text:style-name="T2">GGTGGCTCT</text:span><text:span text:style-name="T1">CT</text:span><text:span text:style-name="T2">GTGGCT</text:span><text:span text:style-name="T1">T</text:span><text:span text:style-name="T2">TCCA</text:span><text:span text:style-name="T1">C <text:s text:c="16"/>mus_musculus: 4:118188818</text:span></text:p>
      <text:p text:style-name="Standard"><text:span text:style-name="T1">Chinese hamster CHOK1GS cricetulus_griseus_chok1gshd: scaffold_2:33924871 </text:span><text:span text:style-name="T2">T</text:span><text:span text:style-name="T1">A</text:span><text:span text:style-name="T2">TG</text:span><text:span text:style-name="T1">GACC</text:span><text:span text:style-name="T2">AGAAGCAGCATAA</text:span><text:span text:style-name="T1">G</text:span><text:span text:style-name="T2">GGTGGCTCT</text:span><text:span text:style-name="T1">‑‑</text:span><text:span text:style-name="T2">GTGGCT</text:span><text:span text:style-name="T1">C</text:span><text:span text:style-name="T2">TCCA</text:span><text:span text:style-name="T1">G cricetulus_griseus_chok1gshd: scaffold_2:33924829</text:span></text:p>
      <text:p text:style-name="P1"/>
      <text:p text:style-name="Standard"><text:soft-page-break/><text:span text:style-name="T1">Mouse <text:s text:c="34"/>mus_musculus: 4:118188819 G</text:span><text:span text:style-name="T2">CTTGGG</text:span><text:span text:style-name="T1">CT</text:span><text:span text:style-name="T2">A</text:span><text:span text:style-name="T1">CAC</text:span><text:span text:style-name="T2">TGTT</text:span><text:span text:style-name="T1">T</text:span><text:span text:style-name="T2">CTAC</text:span><text:span text:style-name="T1">G</text:span><text:span text:style-name="T2">A</text:span><text:span text:style-name="T1">C</text:span><text:span text:style-name="T2">TGGAC</text:span><text:span text:style-name="T1">C</text:span><text:span text:style-name="T2">TGC</text:span><text:span text:style-name="T1">C</text:span><text:span text:style-name="T2">GGA</text:span><text:span text:style-name="T1">GG</text:span><text:span text:style-name="T2">GAAG</text:span><text:span text:style-name="T1">C <text:s text:c="16"/>mus_musculus: 4:118188863</text:span></text:p>
      <text:p text:style-name="Standard"><text:span text:style-name="T1">Chinese hamster CHOK1GS cricetulus_griseus_chok1gshd: scaffold_2:33924828 T</text:span><text:span text:style-name="T2">CTTGGG</text:span><text:span text:style-name="T1">TC</text:span><text:span text:style-name="T2">A</text:span><text:span text:style-name="T1">TCT</text:span><text:span text:style-name="T2">TGTT</text:span><text:span text:style-name="T1">C</text:span><text:span text:style-name="T2">CTAC</text:span><text:span text:style-name="T1">C</text:span><text:span text:style-name="T2">A</text:span><text:span text:style-name="T1">T</text:span><text:span text:style-name="T2">TGGAC</text:span><text:span text:style-name="T1">G</text:span><text:span text:style-name="T2">TGC</text:span><text:span text:style-name="T1">A</text:span><text:span text:style-name="T2">GGA</text:span><text:span text:style-name="T1">CT</text:span><text:span text:style-name="T2">GAAG</text:span><text:span text:style-name="T1">T cricetulus_griseus_chok1gshd: scaffold_2:33924784</text:span></text:p>
      <text:p text:style-name="P1"/>
      <text:p text:style-name="Standard"><text:span text:style-name="T1">Mouse <text:s text:c="34"/>mus_musculus: 4:118188864 </text:span><text:span text:style-name="T2">TCTTT</text:span><text:span text:style-name="T1">CA</text:span><text:span text:style-name="T2">TGC</text:span><text:span text:style-name="T1">C</text:span><text:span text:style-name="T2">A</text:span><text:span text:style-name="T1">CA</text:span><text:span text:style-name="T2">A</text:span><text:span text:style-name="T1">A</text:span><text:span text:style-name="T2">ACA</text:span><text:span text:style-name="T1">‑‑</text:span><text:span text:style-name="T2">GTTT</text:span><text:span text:style-name="T1">A</text:span><text:span text:style-name="T2">TC</text:span><text:span text:style-name="T1">G</text:span><text:span text:style-name="T2">TTG</text:span><text:span text:style-name="T1">T</text:span><text:span text:style-name="T2">TCTG</text:span><text:span text:style-name="T1">T</text:span><text:span text:style-name="T2">TTCT</text:span><text:span text:style-name="T1">T</text:span><text:span text:style-name="T2">GA</text:span><text:span text:style-name="T1"> <text:s text:c="16"/>mus_musculus: 4:118188906</text:span></text:p>
      <text:p text:style-name="Standard"><text:span text:style-name="T1">Chinese hamster CHOK1GS cricetulus_griseus_chok1gshd: scaffold_2:33924783 </text:span><text:span text:style-name="T2">TCTTT</text:span><text:span text:style-name="T1">TG</text:span><text:span text:style-name="T2">TGC</text:span><text:span text:style-name="T1">T</text:span><text:span text:style-name="T2">A</text:span><text:span text:style-name="T1">TC</text:span><text:span text:style-name="T2">A</text:span><text:span text:style-name="T1">G</text:span><text:span text:style-name="T2">ACA</text:span><text:span text:style-name="T1">CA</text:span><text:span text:style-name="T2">GTTT</text:span><text:span text:style-name="T1">G</text:span><text:span text:style-name="T2">TC</text:span><text:span text:style-name="T1">T</text:span><text:span text:style-name="T2">TTG</text:span><text:span text:style-name="T1">C</text:span><text:span text:style-name="T2">TCTG</text:span><text:span text:style-name="T1">C</text:span><text:span text:style-name="T2">TTCT</text:span><text:span text:style-name="T1">G</text:span><text:span text:style-name="T2">GA</text:span><text:span text:style-name="T1"> cricetulus_griseus_chok1gshd: scaffold_2:33924739</text:span></text:p>
      <text:p text:style-name="P1"/>
      <text:p text:style-name="Standard"><text:span text:style-name="T1">Mouse <text:s text:c="34"/>mus_musculus: 4:118188907 </text:span><text:span text:style-name="T2">GCAGCT</text:span><text:span text:style-name="T1">C</text:span><text:span text:style-name="T2">GTC</text:span><text:span text:style-name="T1">T</text:span><text:span text:style-name="T2">G</text:span><text:span text:style-name="T1">A</text:span><text:span text:style-name="T2">CC</text:span><text:span text:style-name="T1">T</text:span><text:span text:style-name="T2">T</text:span><text:span text:style-name="T1">A</text:span><text:span text:style-name="T2">CACCTTCAGGGAGAAGCTTTCCCAGGA</text:span><text:span text:style-name="T1"> <text:s text:c="16"/>mus_musculus: 4:118188951</text:span></text:p>
      <text:p text:style-name="Standard"><text:span text:style-name="T1">Chinese hamster CHOK1GS cricetulus_griseus_chok1gshd: scaffold_2:33924738 </text:span><text:span text:style-name="T2">GCAGCT</text:span><text:span text:style-name="T1">T</text:span><text:span text:style-name="T2">GTC</text:span><text:span text:style-name="T1">A</text:span><text:span text:style-name="T2">G</text:span><text:span text:style-name="T1">T</text:span><text:span text:style-name="T2">CC</text:span><text:span text:style-name="T1">C</text:span><text:span text:style-name="T2">T</text:span><text:span text:style-name="T1">G</text:span><text:span text:style-name="T2">CACCTTCAGGGAGAAGCTTTCCCAGGA</text:span><text:span text:style-name="T1"> cricetulus_griseus_chok1gshd: scaffold_2:33924694</text:span></text:p>
      <text:p text:style-name="P1"/>
      <text:p text:style-name="Standard"><text:span text:style-name="T1">Mouse <text:s text:c="34"/>mus_musculus: 4:118188952 </text:span><text:span text:style-name="T2">T</text:span><text:span text:style-name="T1">C</text:span><text:span text:style-name="T2">CCA</text:span><text:span text:style-name="T1">A</text:span><text:span text:style-name="T2">TAGCCTTT</text:span><text:span text:style-name="T1">G</text:span><text:span text:style-name="T2">G</text:span><text:span text:style-name="T1">A</text:span><text:span text:style-name="T2">CTA</text:span><text:span text:style-name="T1">G</text:span><text:span text:style-name="T2">G</text:span><text:span text:style-name="T1">G</text:span><text:span text:style-name="T2">AGC</text:span><text:span text:style-name="T1">‑‑‑‑</text:span><text:span text:style-name="T2">GATCT</text:span><text:span text:style-name="T1">T</text:span><text:span text:style-name="T2">GGGGTAAA</text:span><text:span text:style-name="T1">A <text:s text:c="16"/>mus_musculus: 4:118188992</text:span></text:p>
      <text:p text:style-name="Standard"><text:span text:style-name="T1">Chinese hamster CHOK1GS cricetulus_griseus_chok1gshd: scaffold_2:33924693 </text:span><text:span text:style-name="T2">T</text:span><text:span text:style-name="T1">T</text:span><text:span text:style-name="T2">CCA</text:span><text:span text:style-name="T1">G</text:span><text:span text:style-name="T2">TAGCCTTT</text:span><text:span text:style-name="T1">A</text:span><text:span text:style-name="T2">G</text:span><text:span text:style-name="T1">G</text:span><text:span text:style-name="T2">CTA</text:span><text:span text:style-name="T1">A</text:span><text:span text:style-name="T2">G</text:span><text:span text:style-name="T1">A</text:span><text:span text:style-name="T2">AGC</text:span><text:span text:style-name="T1">AAGC</text:span><text:span text:style-name="T2">GATCT</text:span><text:span text:style-name="T1">C</text:span><text:span text:style-name="T2">GGGGTAAA</text:span><text:span text:style-name="T1">C cricetulus_griseus_chok1gshd: scaffold_2:33924649</text:span></text:p>
      <text:p text:style-name="P1"/>
      <text:p text:style-name="Standard"><text:span text:style-name="T1">Mouse <text:s text:c="34"/>mus_musculus: 4:118188993 </text:span><text:span text:style-name="T2">A</text:span><text:span text:style-name="T1">G</text:span><text:span text:style-name="T2">CAAT</text:span><text:span text:style-name="T1">T</text:span><text:span text:style-name="T2">T</text:span><text:span text:style-name="T1">G</text:span><text:span text:style-name="T2">GGG</text:span><text:span text:style-name="T1">T</text:span><text:span text:style-name="T2">TAAG</text:span><text:span text:style-name="T1">G</text:span><text:span text:style-name="T2">AGG</text:span><text:span text:style-name="T1">TATCTTGCACTGAGAAGCA</text:span><text:span text:style-name="T2">A</text:span><text:span text:style-name="T1">CT</text:span><text:span text:style-name="T2">TT</text:span><text:span text:style-name="T1"> <text:s text:c="16"/>mus_musculus: 4:118189037</text:span></text:p>
      <text:p text:style-name="Standard"><text:span text:style-name="T1">Chinese hamster CHOK1GS cricetulus_griseus_chok1gshd: scaffold_2:33924648 </text:span><text:span text:style-name="T2">A</text:span><text:span text:style-name="T1">A</text:span><text:span text:style-name="T2">CAAT</text:span><text:span text:style-name="T1">C</text:span><text:span text:style-name="T2">T</text:span><text:span text:style-name="T1">T</text:span><text:span text:style-name="T2">GGG</text:span><text:span text:style-name="T1">C</text:span><text:span text:style-name="T2">TAAG</text:span><text:span text:style-name="T1">A</text:span><text:span text:style-name="T2">AGG</text:span><text:span text:style-name="T1">‑‑‑‑‑‑‑‑‑‑‑‑‑‑‑‑‑‑‑</text:span><text:span text:style-name="T2">A</text:span><text:span text:style-name="T1">TC</text:span><text:span text:style-name="T2">TT</text:span><text:span text:style-name="T1"> cricetulus_griseus_chok1gshd: scaffold_2:33924623</text:span></text:p>
      <text:p text:style-name="P1"/>
      <text:p text:style-name="Standard"><text:span text:style-name="T1">Mouse <text:s text:c="34"/>mus_musculus: 4:118189038 A</text:span><text:span text:style-name="T2">G</text:span><text:span text:style-name="T1">T</text:span><text:span text:style-name="T2">C</text:span><text:span text:style-name="T1">C</text:span><text:span text:style-name="T2">GAGAGCT</text:span><text:span text:style-name="T1">A</text:span><text:span text:style-name="T2">TTCTACTGGAAATGTTAGCTCTG</text:span><text:span text:style-name="T1">C</text:span><text:span text:style-name="T2">TCTGTAAA</text:span><text:span text:style-name="T1"> <text:s text:c="16"/>mus_musculus: 4:118189082</text:span></text:p>
      <text:p text:style-name="Standard"><text:span text:style-name="T1">Chinese hamster CHOK1GS cricetulus_griseus_chok1gshd: scaffold_2:33924622 G</text:span><text:span text:style-name="T2">G</text:span><text:span text:style-name="T1">G</text:span><text:span text:style-name="T2">C</text:span><text:span text:style-name="T1">T</text:span><text:span text:style-name="T2">GAGAGCT</text:span><text:span text:style-name="T1">G</text:span><text:span text:style-name="T2">TTCTACTGGAAATGTTAGCTCTG</text:span><text:span text:style-name="T1">A</text:span><text:span text:style-name="T2">TCTGTAAA</text:span><text:span text:style-name="T1"> cricetulus_griseus_chok1gshd: scaffold_2:33924578</text:span></text:p>
      <text:p text:style-name="P1"/>
      <text:p text:style-name="Standard"><text:span text:style-name="T1">Mouse <text:s text:c="34"/>mus_musculus: 4:118189083 </text:span><text:span text:style-name="T2">CATGACA</text:span><text:span text:style-name="T1">CTC</text:span><text:span text:style-name="T2">GAGCATTTCCATGCCCTGTTTCTTGGCCCAAGGGT</text:span><text:span text:style-name="T1"> <text:s text:c="16"/>mus_musculus: 4:118189127</text:span></text:p>
      <text:p text:style-name="Standard"><text:span text:style-name="T1">Chinese hamster CHOK1GS cricetulus_griseus_chok1gshd: scaffold_2:33924577 </text:span><text:span text:style-name="T2">CATGACA</text:span><text:span text:style-name="T1">TGT</text:span><text:span text:style-name="T2">GAGCATTTCCATGCCCTGTTTCTTGGCCCAAGGGT</text:span><text:span text:style-name="T1"> cricetulus_griseus_chok1gshd: scaffold_2:33924533</text:span></text:p>
      <text:p text:style-name="P1"/>
      <text:p text:style-name="Standard"><text:span text:style-name="T1">Mouse <text:s text:c="34"/>mus_musculus: 4:118189128 </text:span><text:span text:style-name="T2">TTTGTTGTGGTTAATACTGTGGTCTGTCTATTTTATGCTTCATCT</text:span><text:span text:style-name="T1"> <text:s text:c="16"/>mus_musculus: 4:118189172</text:span></text:p>
      <text:p text:style-name="Standard"><text:span text:style-name="T1">Chinese hamster CHOK1GS cricetulus_griseus_chok1gshd: scaffold_2:33924532 </text:span><text:span text:style-name="T2">TTTGTTGTGGTTAATACTGTGGTCTGTCTATTTTATGCTTCATCT</text:span><text:span text:style-name="T1"> cricetulus_griseus_chok1gshd: scaffold_2:33924488</text:span></text:p>
      <text:p text:style-name="P1"/>
      <text:p text:style-name="Standard"><text:span text:style-name="T1">Mouse <text:s text:c="34"/>mus_musculus: 4:118189173 </text:span><text:span text:style-name="T2">TC</text:span><text:span text:style-name="T1">CT</text:span><text:span text:style-name="T2">GGAAACAGTAAAATGTTTAGCTGTCACACATTC</text:span><text:span text:style-name="T1">T</text:span><text:span text:style-name="T2">TGGCTC</text:span><text:span text:style-name="T1">G <text:s text:c="16"/>mus_musculus: 4:118189217</text:span></text:p>
      <text:p text:style-name="Standard"><text:span text:style-name="T1">Chinese hamster CHOK1GS cricetulus_griseus_chok1gshd: scaffold_2:33924487 </text:span><text:span text:style-name="T2">TC</text:span><text:span text:style-name="T1">TC</text:span><text:span text:style-name="T2">GGAAACAGTAAAATGTTTAGCTGTCACACATTC</text:span><text:span text:style-name="T1">C</text:span><text:span text:style-name="T2">TGGCTC</text:span><text:span text:style-name="T1">T cricetulus_griseus_chok1gshd: scaffold_2:33924443</text:span></text:p>
      <text:p text:style-name="P1"/>
      <text:p text:style-name="Standard"><text:soft-page-break/><text:span text:style-name="T1">Mouse <text:s text:c="34"/>mus_musculus: 4:118189218 T</text:span><text:span text:style-name="T2">GCTTTGCCTTGGGCCAGCTGTGTCACT</text:span><text:span text:style-name="T1">G</text:span><text:span text:style-name="T2">TGAGCAACACAATGGA</text:span><text:span text:style-name="T1"> <text:s text:c="16"/>mus_musculus: 4:118189262</text:span></text:p>
      <text:p text:style-name="Standard"><text:span text:style-name="T1">Chinese hamster CHOK1GS cricetulus_griseus_chok1gshd: scaffold_2:33924442 C</text:span><text:span text:style-name="T2">GCTTTGCCTTGGGCCAGCTGTGTCACT</text:span><text:span text:style-name="T1">T</text:span><text:span text:style-name="T2">TGAGCAACACAATGGA</text:span><text:span text:style-name="T1"> cricetulus_griseus_chok1gshd: scaffold_2:33924398</text:span></text:p>
      <text:p text:style-name="P1"/>
      <text:p text:style-name="Standard"><text:span text:style-name="T1">Mouse <text:s text:c="34"/>mus_musculus: 4:118189263 </text:span><text:span text:style-name="T2">ATC</text:span><text:span text:style-name="T1">TC</text:span><text:span text:style-name="T2">AGGACTTTAGACCAGAGAGA</text:span><text:span text:style-name="T1">A</text:span><text:span text:style-name="T2">C</text:span><text:span text:style-name="T1">CA</text:span><text:span text:style-name="T2">AT</text:span><text:span text:style-name="T1">A</text:span><text:span text:style-name="T2">C</text:span><text:span text:style-name="T1">A</text:span><text:span text:style-name="T2">A</text:span><text:span text:style-name="T1">T</text:span><text:span text:style-name="T2">CCCTTCACT</text:span><text:span text:style-name="T1"> <text:s text:c="16"/>mus_musculus: 4:118189307</text:span></text:p>
      <text:p text:style-name="Standard"><text:span text:style-name="T1">Chinese hamster CHOK1GS cricetulus_griseus_chok1gshd: scaffold_2:33924397 </text:span><text:span text:style-name="T2">ATC</text:span><text:span text:style-name="T1">AT</text:span><text:span text:style-name="T2">AGGACTTTAGACCAGAGAGA</text:span><text:span text:style-name="T1">G</text:span><text:span text:style-name="T2">C</text:span><text:span text:style-name="T1">TG</text:span><text:span text:style-name="T2">AT</text:span><text:span text:style-name="T1">C</text:span><text:span text:style-name="T2">C</text:span><text:span text:style-name="T1">G</text:span><text:span text:style-name="T2">A</text:span><text:span text:style-name="T1">C</text:span><text:span text:style-name="T2">CCCTTCACT</text:span><text:span text:style-name="T1"> cricetulus_griseus_chok1gshd: scaffold_2:33924353</text:span></text:p>
      <text:p text:style-name="P1"/>
      <text:p text:style-name="Standard"><text:span text:style-name="T1">Mouse <text:s text:c="34"/>mus_musculus: 4:118189308 </text:span><text:span text:style-name="T2">GAAGGGAAATGAGGCA</text:span><text:span text:style-name="T1">T</text:span><text:span text:style-name="T2">TGAATGAGGTGAGG</text:span><text:span text:style-name="T1">‑‑</text:span><text:span text:style-name="T2">AAGAGAGA</text:span><text:span text:style-name="T1">T</text:span><text:span text:style-name="T2">TG</text:span><text:span text:style-name="T1">G <text:s text:c="16"/>mus_musculus: 4:118189350</text:span></text:p>
      <text:p text:style-name="Standard"><text:span text:style-name="T1">Chinese hamster CHOK1GS cricetulus_griseus_chok1gshd: scaffold_2:33924352 </text:span><text:span text:style-name="T2">GAAGGGAAATGAGGCA</text:span><text:span text:style-name="T1">G</text:span><text:span text:style-name="T2">TGAATGAGGTGAGG</text:span><text:span text:style-name="T1">AA</text:span><text:span text:style-name="T2">AAGAGAGA</text:span><text:span text:style-name="T1">C</text:span><text:span text:style-name="T2">TG</text:span><text:span text:style-name="T1">A cricetulus_griseus_chok1gshd: scaffold_2:33924308</text:span></text:p>
      <text:p text:style-name="P1"/>
      <text:p text:style-name="P2"><text:span text:style-name="T1">Mouse <text:s text:c="34"/>mus_musculus: 4:118189351 </text:span><text:span text:style-name="T2">ACCACA</text:span><text:span text:style-name="T1">G</text:span><text:span text:style-name="T2">A</text:span><text:span text:style-name="T1">A</text:span><text:span text:style-name="T2">ATGTCAA</text:span><text:span text:style-name="T1">AG</text:span><text:span text:style-name="T2">TGGCCCTTT</text:span><text:span text:style-name="T1">T</text:span><text:span text:style-name="T2">CAAGGTCATCT</text:span><text:span text:style-name="T1">C</text:span><text:span text:style-name="T2">TGT</text:span><text:span text:style-name="T1">TC <text:s text:c="16"/>mus_musculus: 4:118189395</text:span></text:p>
      <text:p text:style-name="P2"><text:span text:style-name="T1">Chinese hamster CHOK1GS cricetulus_griseus_chok1gshd: scaffold_2:33924307 </text:span><text:span text:style-name="T2">ACCACA</text:span><text:span text:style-name="T1">C</text:span><text:span text:style-name="T2">A</text:span><text:span text:style-name="T1">G</text:span><text:span text:style-name="T2">ATGTCAA</text:span><text:span text:style-name="T1">GA</text:span><text:span text:style-name="T2">TGGCCCTTT</text:span><text:span text:style-name="T1">C</text:span><text:span text:style-name="T2">CAAGGTCATCT</text:span><text:span text:style-name="T1">G</text:span><text:span text:style-name="T2">TGT</text:span><text:span text:style-name="T1">‑‑ cricetulus_griseus_chok1gshd: scaffold_2:33924265</text:span></text:p>
      <text:p text:style-name="P1"/>
      <text:p text:style-name="P2"><text:span text:style-name="T1">Mouse <text:s text:c="34"/>mus_musculus: 4:118189396 GC</text:span><text:span text:style-name="T2">C</text:span><text:span text:style-name="T1">TG</text:span><text:span text:style-name="T2">TCTCT</text:span><text:span text:style-name="T1">AT</text:span><text:span text:style-name="T2">AGA</text:span><text:span text:style-name="T1">AT</text:span><text:span text:style-name="T2">CTGCCT</text:span><text:span text:style-name="T1">C</text:span><text:span text:style-name="T2">TCC</text:span><text:span text:style-name="T1">A</text:span><text:span text:style-name="T2">GTGTGTAAAACAA</text:span><text:span text:style-name="T1">A</text:span><text:span text:style-name="T2">CCT</text:span><text:span text:style-name="T1"> <text:s text:c="16"/>mus_musculus: 4:118189440</text:span></text:p>
      <text:p text:style-name="P2"><text:span text:style-name="T1">Chinese hamster CHOK1GS cricetulus_griseus_chok1gshd: scaffold_2:33924264 ‑‑</text:span><text:span text:style-name="T2">C</text:span><text:span text:style-name="T1">CA</text:span><text:span text:style-name="T2">TCTCT</text:span><text:span text:style-name="T1">GC</text:span><text:span text:style-name="T2">AGA</text:span><text:span text:style-name="T1">G‑</text:span><text:span text:style-name="T2">CTGCCT</text:span><text:span text:style-name="T1">T</text:span><text:span text:style-name="T2">TCC</text:span><text:span text:style-name="T1">G</text:span><text:span text:style-name="T2">GTGTGTAAAACAA</text:span><text:span text:style-name="T1">G</text:span><text:span text:style-name="T2">CCT</text:span><text:span text:style-name="T1"> cricetulus_griseus_chok1gshd: scaffold_2:33924223</text:span></text:p>
      <text:p text:style-name="P1"/>
      <text:p text:style-name="P2"><text:span text:style-name="T1">Mouse <text:s text:c="34"/>mus_musculus: 4:118189441 </text:span><text:span text:style-name="T2">T</text:span><text:span text:style-name="T1">G</text:span><text:span text:style-name="T2">GAGT</text:span><text:span text:style-name="T1">A</text:span><text:span text:style-name="T2">GG</text:span><text:span text:style-name="T1">TA</text:span><text:span text:style-name="T2">GC</text:span><text:span text:style-name="T1">CA</text:span><text:span text:style-name="T2">CTGG</text:span><text:span text:style-name="T1">A</text:span><text:span text:style-name="T2">TAT</text:span><text:span text:style-name="T1">C</text:span><text:span text:style-name="T2">CT</text:span><text:span text:style-name="T1">T</text:span><text:span text:style-name="T2">C</text:span><text:span text:style-name="T1">‑‑</text:span><text:span text:style-name="T2">CATG</text:span><text:span text:style-name="T1">CACAA</text:span><text:span text:style-name="T2">GTTTCA</text:span><text:span text:style-name="T1"> <text:s text:c="16"/>mus_musculus: 4:118189483</text:span></text:p>
      <text:p text:style-name="P2"><text:span text:style-name="T1">Chinese hamster CHOK1GS cricetulus_griseus_chok1gshd: scaffold_2:33924222 </text:span><text:span text:style-name="T2">T</text:span><text:span text:style-name="T1">A</text:span><text:span text:style-name="T2">GAGT</text:span><text:span text:style-name="T1">‑</text:span><text:span text:style-name="T2">GG</text:span><text:span text:style-name="T1">AG</text:span><text:span text:style-name="T2">GC</text:span><text:span text:style-name="T1">TG</text:span><text:span text:style-name="T2">CTGG</text:span><text:span text:style-name="T1">T</text:span><text:span text:style-name="T2">TAT</text:span><text:span text:style-name="T1">T</text:span><text:span text:style-name="T2">CT</text:span><text:span text:style-name="T1">C</text:span><text:span text:style-name="T2">C</text:span><text:span text:style-name="T1">CA</text:span><text:span text:style-name="T2">CATG</text:span><text:span text:style-name="T1">TGTTT</text:span><text:span text:style-name="T2">GTTTCA</text:span><text:span text:style-name="T1"> cricetulus_griseus_chok1gshd: scaffold_2:33924179</text:span></text:p>
      <text:p text:style-name="P1"/>
      <text:p text:style-name="P2"><text:span text:style-name="T1">Mouse <text:s text:c="34"/>mus_musculus: 4:118189484 </text:span><text:span text:style-name="T2">CAGCT</text:span><text:span text:style-name="T1">A</text:span><text:span text:style-name="T2">TTT</text:span><text:span text:style-name="T1">C</text:span><text:span text:style-name="T2">TCT</text:span><text:span text:style-name="T1">GTGT</text:span><text:span text:style-name="T2">GTA</text:span><text:span text:style-name="T1">AA</text:span><text:span text:style-name="T2">TCA</text:span><text:span text:style-name="T1">G</text:span><text:span text:style-name="T2">C</text:span><text:span text:style-name="T1">T</text:span><text:span text:style-name="T2">GTGT</text:span><text:span text:style-name="T1">C</text:span><text:span text:style-name="T2">ATT</text:span><text:span text:style-name="T1">A</text:span><text:span text:style-name="T2">AA</text:span><text:span text:style-name="T1">T</text:span><text:span text:style-name="T2">TCTTT</text:span><text:span text:style-name="T1"> <text:s text:c="16"/>mus_musculus: 4:118189528</text:span></text:p>
      <text:p text:style-name="P2"><text:span text:style-name="T1">Chinese hamster CHOK1GS cricetulus_griseus_chok1gshd: scaffold_2:33924178 </text:span><text:span text:style-name="T2">CAGCT</text:span><text:span text:style-name="T1">C</text:span><text:span text:style-name="T2">TTT</text:span><text:span text:style-name="T1">‑</text:span><text:span text:style-name="T2">TCT</text:span><text:span text:style-name="T1">ACAC</text:span><text:span text:style-name="T2">GTA</text:span><text:span text:style-name="T1">CG</text:span><text:span text:style-name="T2">TCA</text:span><text:span text:style-name="T1">A</text:span><text:span text:style-name="T2">C</text:span><text:span text:style-name="T1">C</text:span><text:span text:style-name="T2">GTGT</text:span><text:span text:style-name="T1">T</text:span><text:span text:style-name="T2">ATT</text:span><text:span text:style-name="T1">T</text:span><text:span text:style-name="T2">AA</text:span><text:span text:style-name="T1">C</text:span><text:span text:style-name="T2">TCTTT</text:span><text:span text:style-name="T1"> cricetulus_griseus_chok1gshd: scaffold_2:33924135</text:span></text:p>
      <text:p text:style-name="P1"/>
      <text:p text:style-name="P2"><text:span text:style-name="T1">Mouse <text:s text:c="34"/>mus_musculus: 4:118189529 </text:span><text:span text:style-name="T2">ATAGAGA</text:span><text:span text:style-name="T1">‑G</text:span><text:span text:style-name="T2">TCCCC</text:span><text:span text:style-name="T1">C</text:span><text:span text:style-name="T2">GG</text:span><text:span text:style-name="T1">T</text:span><text:span text:style-name="T2">CAAGT</text:span><text:span text:style-name="T1"> <text:s text:c="38"/>mus_musculus: 4:118189550</text:span></text:p>
      <text:p text:style-name="P2"><text:span text:style-name="T1">Chinese hamster CHOK1GS cricetulus_griseus_chok1gshd: scaffold_2:33924134 </text:span><text:span text:style-name="T2">ATAGAGA</text:span><text:span text:style-name="T1">TT</text:span><text:span text:style-name="T2">TCCCC</text:span><text:span text:style-name="T1">T</text:span><text:span text:style-name="T2">GG</text:span><text:span text:style-name="T1">G</text:span><text:span text:style-name="T2">CAAGT</text:span><text:span text:style-name="T1"> <text:s text:c="22"/>cricetulus_griseus_chok1gshd: scaffold_2:33924112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42:00</meta:creation-date>
    <dc:date>2021-04-14T16:18:18.934387502</dc:date>
    <dc:description>written by /net/isilonP/public/ro/ensweb-software/sharedsw/best/paths/apache/httpd [Perl RTF::Writer v1.11]</dc:description>
    <meta:editing-duration>PT5M19S</meta:editing-duration>
    <meta:editing-cycles>1</meta:editing-cycles>
    <meta:document-statistic meta:table-count="0" meta:image-count="0" meta:object-count="0" meta:page-count="5" meta:paragraph-count="88" meta:word-count="616" meta:character-count="14168" meta:non-whitespace-character-count="11396"/>
    <meta:generator>LibreOffice/5.1.6.2$Linux_X86_64 LibreOffice_project/10m0$Build-2</meta:generator>
  </office:meta>
</office:document-meta>
</file>